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709cm" table:align="left"/>
    </style:style>
    <style:style style:name="Table1.A" style:family="table-column">
      <style:table-column-properties style:column-width="1.492cm"/>
    </style:style>
    <style:style style:name="Table1.B" style:family="table-column">
      <style:table-column-properties style:column-width="15.21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2.409cm" table:align="left"/>
    </style:style>
    <style:style style:name="Table2.A" style:family="table-column">
      <style:table-column-properties style:column-width="2.69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6pt" fo:font-weight="normal" officeooo:rsid="0019ad7e" officeooo:paragraph-rsid="0019ad7e" style:font-weight-asian="normal" style:font-weight-complex="normal"/>
    </style:style>
    <style:style style:name="P2" style:family="paragraph" style:parent-style-name="Standard">
      <style:text-properties fo:font-size="16pt" fo:font-weight="bold" officeooo:rsid="0019ad7e" officeooo:paragraph-rsid="0019ad7e" style:font-weight-asian="bold" style:font-weight-complex="bold"/>
    </style:style>
    <style:style style:name="P3" style:family="paragraph" style:parent-style-name="Standard">
      <style:text-properties fo:font-size="16pt" fo:font-weight="bold" officeooo:rsid="00248892" officeooo:paragraph-rsid="00248892" style:font-weight-asian="bold" style:font-weight-complex="bold"/>
    </style:style>
    <style:style style:name="P4" style:family="paragraph" style:parent-style-name="Standard">
      <style:text-properties fo:font-size="20pt" fo:font-weight="bold" officeooo:rsid="0019ad7e" officeooo:paragraph-rsid="0019ad7e" style:font-weight-asian="bold" style:font-weight-complex="bold"/>
    </style:style>
    <style:style style:name="P5" style:family="paragraph" style:parent-style-name="Standard">
      <style:text-properties fo:font-size="20pt" fo:font-weight="bold" officeooo:rsid="001dfce5" officeooo:paragraph-rsid="001dfce5" style:font-weight-asian="bold" style:font-weight-complex="bold"/>
    </style:style>
    <style:style style:name="P6" style:family="paragraph" style:parent-style-name="Standard">
      <style:text-properties fo:font-size="20pt" fo:font-weight="bold" officeooo:rsid="0022851f" officeooo:paragraph-rsid="0022851f" style:font-weight-asian="bold" style:font-weight-complex="bold"/>
    </style:style>
    <style:style style:name="P7" style:family="paragraph" style:parent-style-name="Standard">
      <style:text-properties fo:font-size="20pt" fo:font-weight="bold" officeooo:rsid="0024270a" officeooo:paragraph-rsid="0024270a" style:font-weight-asian="bold" style:font-weight-complex="bold"/>
    </style:style>
    <style:style style:name="P8" style:family="paragraph" style:parent-style-name="Standard">
      <style:text-properties fo:font-size="20pt" fo:font-weight="bold" officeooo:rsid="00248892" officeooo:paragraph-rsid="00248892" style:font-weight-asian="bold" style:font-weight-complex="bold"/>
    </style:style>
    <style:style style:name="P9" style:family="paragraph" style:parent-style-name="Standard">
      <style:text-properties fo:font-size="20pt" fo:font-weight="bold" officeooo:rsid="0028dd60" officeooo:paragraph-rsid="0028dd60" style:font-weight-asian="bold" style:font-weight-complex="bold"/>
    </style:style>
    <style:style style:name="P10" style:family="paragraph" style:parent-style-name="Standard">
      <style:text-properties fo:font-size="12pt" fo:font-weight="normal" officeooo:rsid="00248892" officeooo:paragraph-rsid="00248892" style:font-weight-asian="normal" style:font-weight-complex="normal"/>
    </style:style>
    <style:style style:name="P11" style:family="paragraph" style:parent-style-name="Standard">
      <style:text-properties fo:font-size="12pt" fo:font-weight="bold" officeooo:rsid="0025e622" officeooo:paragraph-rsid="0025e622" style:font-weight-asian="bold" style:font-weight-complex="bold"/>
    </style:style>
    <style:style style:name="P12" style:family="paragraph" style:parent-style-name="Standard">
      <style:text-properties fo:font-size="12pt" fo:font-weight="bold" officeooo:rsid="0026d9e4" officeooo:paragraph-rsid="0026d9e4" style:font-weight-asian="bold" style:font-weight-complex="bold"/>
    </style:style>
    <style:style style:name="P13" style:family="paragraph" style:parent-style-name="Table_20_Contents">
      <style:text-properties fo:font-style="italic"/>
    </style:style>
    <style:style style:name="P14" style:family="paragraph" style:parent-style-name="Table_20_Contents">
      <style:paragraph-properties fo:margin-top="0cm" fo:margin-bottom="0.499cm" style:contextual-spacing="false"/>
    </style:style>
    <style:style style:name="P15" style:family="paragraph" style:parent-style-name="Text_20_body">
      <style:text-properties fo:font-size="12pt" fo:font-weight="normal" officeooo:rsid="00248892" officeooo:paragraph-rsid="00248892" style:font-weight-asian="normal" style:font-weight-complex="normal"/>
    </style:style>
    <style:style style:name="P16" style:family="paragraph" style:parent-style-name="Heading_20_2">
      <style:text-properties fo:font-size="12pt" fo:font-weight="bold" officeooo:rsid="00248892" officeooo:paragraph-rsid="00248892" style:font-weight-asian="bold" style:font-weight-complex="bold"/>
    </style:style>
    <style:style style:name="P17" style:family="paragraph" style:parent-style-name="Standard">
      <style:text-properties fo:font-size="12pt" fo:font-weight="normal" officeooo:rsid="0025e622" officeooo:paragraph-rsid="0025e622" style:font-weight-asian="normal" style:font-weight-complex="normal"/>
    </style:style>
    <style:style style:name="P18" style:family="paragraph" style:parent-style-name="Standard">
      <style:text-properties fo:font-size="12pt" fo:font-weight="normal" officeooo:rsid="00208f97" officeooo:paragraph-rsid="001dfce5" style:font-weight-asian="normal" style:font-weight-complex="normal"/>
    </style:style>
    <style:style style:name="P19" style:family="paragraph" style:parent-style-name="Standard">
      <style:text-properties fo:font-size="12pt" fo:font-weight="normal" officeooo:rsid="0022851f" officeooo:paragraph-rsid="0022851f" style:font-weight-asian="normal" style:font-weight-complex="normal"/>
    </style:style>
    <style:style style:name="P20" style:family="paragraph" style:parent-style-name="Standard">
      <style:text-properties fo:font-size="12pt" fo:font-weight="normal" officeooo:rsid="0024270a" officeooo:paragraph-rsid="0024270a" style:font-weight-asian="normal" style:font-weight-complex="normal"/>
    </style:style>
    <style:style style:name="P21" style:family="paragraph" style:parent-style-name="Standard">
      <style:text-properties fo:font-size="12pt" fo:font-weight="normal" officeooo:rsid="002a8a79" officeooo:paragraph-rsid="002a8a79" style:font-weight-asian="normal" style:font-weight-complex="normal"/>
    </style:style>
    <style:style style:name="P22" style:family="paragraph" style:parent-style-name="Standard">
      <style:text-properties fo:font-size="12pt" fo:font-weight="normal" officeooo:rsid="002bd278" officeooo:paragraph-rsid="002bd278" style:font-weight-asian="normal" style:font-weight-complex="normal"/>
    </style:style>
    <style:style style:name="P23" style:family="paragraph" style:parent-style-name="Standard">
      <style:text-properties fo:font-size="12pt" fo:font-weight="normal" officeooo:rsid="00248892" officeooo:paragraph-rsid="00248892" style:font-weight-asian="normal" style:font-weight-complex="normal"/>
    </style:style>
    <style:style style:name="P24" style:family="paragraph" style:parent-style-name="Standard">
      <style:text-properties fo:font-size="12pt" fo:font-weight="normal" officeooo:rsid="00380cad" officeooo:paragraph-rsid="00380cad" style:font-weight-asian="normal" style:font-weight-complex="normal"/>
    </style:style>
    <style:style style:name="P25" style:family="paragraph" style:parent-style-name="Standard">
      <style:text-properties fo:font-size="12pt" fo:font-weight="normal" officeooo:rsid="003a333e" officeooo:paragraph-rsid="003a333e" style:font-weight-asian="normal" style:font-weight-complex="normal"/>
    </style:style>
    <style:style style:name="P26" style:family="paragraph" style:parent-style-name="Standard">
      <style:text-properties fo:font-size="12pt" fo:font-weight="normal" officeooo:rsid="003c0a56" officeooo:paragraph-rsid="003c0a56" style:font-weight-asian="normal" style:font-weight-complex="normal"/>
    </style:style>
    <style:style style:name="P27" style:family="paragraph" style:parent-style-name="Standard">
      <style:text-properties fo:font-size="12pt" fo:font-weight="bold" officeooo:rsid="0024270a" officeooo:paragraph-rsid="0024270a" style:font-weight-asian="bold" style:font-weight-complex="bold"/>
    </style:style>
    <style:style style:name="P28" style:family="paragraph" style:parent-style-name="Standard">
      <style:text-properties fo:font-size="12pt" fo:font-weight="bold" officeooo:rsid="00248892" officeooo:paragraph-rsid="00248892" style:font-weight-asian="bold" style:font-weight-complex="bold"/>
    </style:style>
    <style:style style:name="P29" style:family="paragraph" style:parent-style-name="Standard">
      <style:text-properties fo:font-size="12pt" fo:font-weight="bold" officeooo:rsid="002bfa7c" officeooo:paragraph-rsid="002bfa7c" style:font-weight-asian="bold" style:font-weight-complex="bold"/>
    </style:style>
    <style:style style:name="P30" style:family="paragraph" style:parent-style-name="Standard">
      <style:text-properties fo:font-size="12pt" fo:font-weight="bold" officeooo:rsid="003c6938" officeooo:paragraph-rsid="003c6938" style:font-weight-asian="bold" style:font-weight-complex="bold"/>
    </style:style>
    <style:style style:name="P31" style:family="paragraph" style:parent-style-name="Standard">
      <style:text-properties fo:font-size="20pt" fo:font-weight="bold" officeooo:rsid="0028dd60" officeooo:paragraph-rsid="0028dd60" style:font-weight-asian="bold" style:font-weight-complex="bold"/>
    </style:style>
    <style:style style:name="P32" style:family="paragraph" style:parent-style-name="Standard">
      <style:text-properties fo:font-size="20pt" fo:font-weight="bold" officeooo:rsid="00380cad" officeooo:paragraph-rsid="00380cad" style:font-weight-asian="bold" style:font-weight-complex="bold"/>
    </style:style>
    <style:style style:name="P33" style:family="paragraph" style:parent-style-name="Standard">
      <style:text-properties fo:font-size="18pt" fo:font-weight="bold" officeooo:rsid="002f7594" officeooo:paragraph-rsid="002f7594" style:font-weight-asian="bold" style:font-weight-complex="bold"/>
    </style:style>
    <style:style style:name="P34" style:family="paragraph" style:parent-style-name="Standard">
      <style:text-properties fo:font-size="18pt" fo:font-weight="bold" officeooo:rsid="00397901" officeooo:paragraph-rsid="00397901" style:font-weight-asian="bold" style:font-weight-complex="bold"/>
    </style:style>
    <style:style style:name="P35" style:family="paragraph" style:parent-style-name="Standard">
      <style:text-properties fo:font-size="18pt" fo:font-weight="bold" officeooo:rsid="0039cd30" officeooo:paragraph-rsid="0039cd30" style:font-weight-asian="bold" style:font-weight-complex="bold"/>
    </style:style>
    <style:style style:name="P36" style:family="paragraph" style:parent-style-name="Standard">
      <style:text-properties fo:font-size="18pt" fo:font-weight="normal" officeooo:rsid="002f7594" officeooo:paragraph-rsid="002f7594" style:font-weight-asian="normal" style:font-weight-complex="normal"/>
    </style:style>
    <style:style style:name="P37" style:family="paragraph" style:parent-style-name="Standard">
      <style:text-properties fo:font-size="18pt" fo:font-weight="normal" officeooo:rsid="003c6938" officeooo:paragraph-rsid="003c6938" style:font-weight-asian="normal" style:font-weight-complex="normal"/>
    </style:style>
    <style:style style:name="P38" style:family="paragraph" style:parent-style-name="Standard">
      <style:text-properties fo:font-size="26pt" fo:font-weight="bold" officeooo:rsid="002d7055" officeooo:paragraph-rsid="002d7055" style:font-weight-asian="bold" style:font-weight-complex="bold"/>
    </style:style>
    <style:style style:name="P39" style:family="paragraph" style:parent-style-name="Table_20_Contents" style:list-style-name="L1"/>
    <style:style style:name="P40" style:family="paragraph" style:parent-style-name="Table_20_Contents" style:list-style-name="L2"/>
    <style:style style:name="P41" style:family="paragraph" style:parent-style-name="Table_20_Contents" style:list-style-name="L1">
      <style:paragraph-properties fo:margin-top="0cm" fo:margin-bottom="0.499cm" style:contextual-spacing="false"/>
    </style:style>
    <style:style style:name="P42" style:family="paragraph" style:parent-style-name="Table_20_Contents" style:list-style-name="L2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9e0a" style:font-weight-asian="bold" style:font-weight-complex="bold"/>
    </style:style>
    <style:style style:name="T3" style:family="text">
      <style:text-properties fo:font-weight="bold" officeooo:rsid="003263ca" style:font-weight-asian="bold" style:font-weight-complex="bold"/>
    </style:style>
    <style:style style:name="T4" style:family="text">
      <style:text-properties fo:font-weight="bold" officeooo:rsid="0032d00a" style:font-weight-asian="bold" style:font-weight-complex="bold"/>
    </style:style>
    <style:style style:name="T5" style:family="text">
      <style:text-properties fo:font-weight="bold" officeooo:rsid="00338f32" style:font-weight-asian="bold" style:font-weight-complex="bold"/>
    </style:style>
    <style:style style:name="T6" style:family="text">
      <style:text-properties fo:font-weight="bold" officeooo:rsid="00355139" style:font-weight-asian="bold" style:font-weight-complex="bold"/>
    </style:style>
    <style:style style:name="T7" style:family="text">
      <style:text-properties fo:font-weight="bold" officeooo:rsid="0036a38d" style:font-weight-asian="bold" style:font-weight-complex="bold"/>
    </style:style>
    <style:style style:name="T8" style:family="text">
      <style:text-properties officeooo:rsid="001a48d1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12pt" fo:font-weight="normal" style:font-weight-asian="normal" style:font-weight-complex="normal"/>
    </style:style>
    <style:style style:name="T12" style:family="text">
      <style:text-properties fo:font-size="12pt" fo:font-weight="normal" officeooo:rsid="001f350d" style:font-weight-asian="normal" style:font-weight-complex="normal"/>
    </style:style>
    <style:style style:name="T13" style:family="text">
      <style:text-properties fo:font-size="12pt" fo:font-weight="normal" officeooo:rsid="00208f97" style:font-weight-asian="normal" style:font-weight-complex="normal"/>
    </style:style>
    <style:style style:name="T14" style:family="text">
      <style:text-properties fo:font-size="12pt" fo:font-weight="normal" officeooo:rsid="0029bc66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9a35f" style:font-weight-asian="normal" style:font-weight-complex="normal"/>
    </style:style>
    <style:style style:name="T17" style:family="text">
      <style:text-properties fo:font-weight="normal" officeooo:rsid="0039cd30" style:font-weight-asian="normal" style:font-weight-complex="normal"/>
    </style:style>
    <style:style style:name="T18" style:family="text">
      <style:text-properties officeooo:rsid="0029a35f"/>
    </style:style>
    <style:style style:name="T19" style:family="text">
      <style:text-properties fo:font-size="20pt" fo:font-weight="normal" style:font-weight-asian="normal" style:font-weight-complex="normal"/>
    </style:style>
    <style:style style:name="T20" style:family="text">
      <style:text-properties officeooo:rsid="00309e0a"/>
    </style:style>
    <style:style style:name="T21" style:family="text">
      <style:text-properties officeooo:rsid="0035513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stom video player :</text:p>
      <text:p text:style-name="P1">&lt;video src=”location”&gt;&lt;/video&gt;</text:p>
      <text:p text:style-name="P1"/>
      <text:p text:style-name="P1">add <text:span text:style-name="T1">‘controls’</text:span> attribute to include pause/play, volume up/down, &amp; other basic video controls.</text:p>
      <text:p text:style-name="P2"/>
      <text:p text:style-name="P2">&lt;video src=”” control <text:span text:style-name="T8">s</text:span>&gt;&lt;/video&gt;</text:p>
      <text:p text:style-name="P2"/>
      <text:p text:style-name="P3">Challenge : <text:span text:style-name="T9">Create a play / pause button </text:span></text:p>
      <text:p text:style-name="P10">No standard function there, so I naively used a data-attribute : data-status . </text:p>
      <text:p text:style-name="P10">To indicate whether video is pause or, its playing. </text:p>
      <text:p text:style-name="P10">Depending upon data-attribute value, video play() &amp; pause() is called. </text:p>
      <text:p text:style-name="P10"/>
      <text:p text:style-name="P11">How to access data attribute ?</text:p>
      <text:p text:style-name="P11">Syntax: </text:p>
      <text:p text:style-name="P17">variable.dataset.attribute</text:p>
      <text:p text:style-name="P17"/>
      <text:p text:style-name="P12">Note : data-* is applicable for all HTML tags. </text:p>
      <text:p text:style-name="P10"/>
      <text:p text:style-name="P10"/>
      <text:p text:style-name="P9">Challenge : <text:span text:style-name="T14">Implement skip 25s &amp; 10s. Css configuration is left.</text:span></text:p>
      <text:p text:style-name="P9"><text:span text:style-name="T14"/></text:p>
      <text:p text:style-name="P21">Video tag has property <text:span text:style-name="T1">currentTime </text:span>this shows actual running time of video player. So, to implement skip functionality manipulate with currentTime value.</text:p>
      <text:p text:style-name="P22">To find total duration of video, use <text:span text:style-name="T1">duration</text:span> property.</text:p>
      <text:p text:style-name="P22"/>
      <text:p text:style-name="P22"/>
      <text:p text:style-name="P29">Challenge : <text:span text:style-name="T15">How to toggle pause / play button, since innerText of button needs to be manipulated.</text:span></text:p>
      <text:p text:style-name="P10"/>
      <text:p text:style-name="P5">Learning: <text:span text:style-name="T12">data-* </text:span><text:span text:style-name="T13">attribute takes string.</text:span></text:p>
      <text:p text:style-name="P18"/>
      <text:p text:style-name="P6"><text:span text:style-name="T13">T</text:span><text:span text:style-name="T11">o select a tag with attribute, you can use following : </text:span></text:p>
      <text:p text:style-name="P19">document.querySelectorAll(“tag[property-name]”);</text:p>
      <text:p text:style-name="P19"/>
      <text:p text:style-name="P20">for input slider event ‘change’ &amp; ‘input’ are there. </text:p>
      <text:p text:style-name="P7"><text:span text:style-name="T10">But </text:span><text:span text:style-name="T11">change event only accounts for initial and final states, inbetween motion is not triggered. </text:span></text:p>
      <text:p text:style-name="P27">To trigger in between motion change <text:s/>use ‘input’ event.</text:p>
      <text:p text:style-name="P27"/>
      <text:p text:style-name="P8"><text:span text:style-name="Emphasis"><text:span text:style-name="T10">audio|video</text:span></text:span><text:span text:style-name="T10">.volume=</text:span><text:span text:style-name="Emphasis"><text:span text:style-name="T10">number</text:span></text:span></text:p>
      <text:h text:style-name="Heading_20_2" text:outline-level="2">Property Values</text:h>
      <table:table table:name="Table1" table:style-name="Table1">
        <table:table-column table:style-name="Table1.A"/>
        <table:table-column table:style-name="Table1.B"/>
        <table:table-row table:style-name="TableLine94549280939952">
          <table:table-cell table:style-name="Table1.A1" office:value-type="string">
            <text:p text:style-name="Table_20_Heading">Value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 table:style-name="TableLine94549281038288">
          <table:table-cell table:style-name="Table1.A1" office:value-type="string">
            <text:p text:style-name="Table_20_Contents"><text:span text:style-name="Emphasis">number</text:span></text:p>
          </table:table-cell>
          <table:table-cell table:style-name="Table1.A1" office:value-type="string">
            <text:p text:style-name="P14">Specifies the current volume of the audio/video. Must be a number between 0.0 and 1.0.<text:line-break/><text:line-break/>Example values:</text:p>
            <text:list xml:id="list2636289408" text:style-name="L1">
              <text:list-item>
                <text:p text:style-name="P39"><text:soft-page-break/>1.0 is highest volume (100%. This is default) </text:p>
              </text:list-item>
              <text:list-item>
                <text:p text:style-name="P39">0.5 is half volume (50%) </text:p>
              </text:list-item>
              <text:list-item>
                <text:p text:style-name="P41">0.0 is silent (same as mute) </text:p>
              </text:list-item>
            </text:list>
          </table:table-cell>
        </table:table-row>
      </table:table>
      <text:p text:style-name="P28"/>
      <text:p text:style-name="P28"/>
      <text:p text:style-name="P28"/>
      <text:h text:style-name="P16" text:outline-level="2">Syntax</text:h>
      <text:p text:style-name="Text_20_body">Return the playbackRate property:</text:p>
      <text:p text:style-name="Text_20_body"><text:span text:style-name="Emphasis">audio|video</text:span>.playbackRate</text:p>
      <text:p text:style-name="Text_20_body">Set the playbackRate property:</text:p>
      <text:p text:style-name="Text_20_body"><text:span text:style-name="Emphasis">audio|video</text:span>.playbackRate=<text:span text:style-name="Emphasis">playbackspeed</text:span></text:p>
      <text:h text:style-name="Heading_20_2" text:outline-level="2">Property Values</text:h>
      <table:table table:name="Table2" table:style-name="Table2">
        <table:table-column table:style-name="Table2.A"/>
        <table:table-column table:style-name="Table2.B"/>
        <table:table-row table:style-name="TableLine94549280979072">
          <table:table-cell table:style-name="Table2.A1" office:value-type="string">
            <text:p text:style-name="Table_20_Heading">Value</text:p>
          </table:table-cell>
          <table:table-cell table:style-name="Table2.A1" office:value-type="string">
            <text:p text:style-name="Table_20_Heading">Description</text:p>
          </table:table-cell>
        </table:table-row>
        <table:table-row table:style-name="TableLine94549281095888">
          <table:table-cell table:style-name="Table2.A1" office:value-type="string">
            <text:p text:style-name="P13">playbackspeed</text:p>
          </table:table-cell>
          <table:table-cell table:style-name="Table2.A1" office:value-type="string">
            <text:p text:style-name="P14">Indicates the current playback speed of the audio/video.<text:line-break/>Example values:</text:p>
            <text:list xml:id="list2598924829" text:style-name="L2">
              <text:list-item>
                <text:p text:style-name="P40">1.0 is normal speed </text:p>
              </text:list-item>
              <text:list-item>
                <text:p text:style-name="P40">0.5 is half speed (slower) </text:p>
              </text:list-item>
              <text:list-item>
                <text:p text:style-name="P40">2.0 is double speed (faster) </text:p>
              </text:list-item>
              <text:list-item>
                <text:p text:style-name="P40">-1.0 is backwards, normal speed </text:p>
              </text:list-item>
              <text:list-item>
                <text:p text:style-name="P42">-0.5 is backwards, half speed </text:p>
              </text:list-item>
            </text:list>
          </table:table-cell>
        </table:table-row>
      </table:table>
      <text:p text:style-name="P28"/>
      <text:p text:style-name="P28"/>
      <text:p text:style-name="P38">Big learning : CSS <text:span text:style-name="T19">of this was very awesome.</text:span></text:p>
      <text:p text:style-name="P15"><text:span text:style-name="Source_20_Text">&gt;</text:span> means <text:span text:style-name="Strong_20_Emphasis">child</text:span> and <text:span text:style-name="Source_20_Text">~</text:span> means <text:span text:style-name="Strong_20_Emphasis">sibling</text:span>, in this case <text:span text:style-name="Source_20_Text">div.small-4.columns:hover &gt; a.button {display:block;}</text:span> we're telling it to display the child element which is <text:span text:style-name="Source_20_Text">a.button</text:span>, when we hover <text:span text:style-name="Source_20_Text">div.small-4.columns</text:span></text:p>
      <text:p text:style-name="P33">Things unable to do : </text:p>
      <text:p text:style-name="P36">1. No CSS designing was possible</text:p>
      <text:p text:style-name="P36">2. toggle of icon on play – pause undone. : <text:span text:style-name="T20">you can update the text of button using </text:span><text:span text:style-name="T2">btn.textContent = “value”;</text:span></text:p>
      <text:p text:style-name="P36"><text:tab/><text:span text:style-name="T21">html video has </text:span><text:span text:style-name="T6">pause</text:span><text:span text:style-name="T7">d</text:span><text:span text:style-name="T6"> </text:span><text:span text:style-name="T21">property which tells whether video is playing or, not.</text:span></text:p>
      <text:p text:style-name="P36">3. on hover display of media control not completed : <text:span text:style-name="T3">here objective is to transition the player control upside on hover, </text:span><text:span text:style-name="T4">that’s all</text:span><text:span text:style-name="T3">. </text:span><text:span text:style-name="T5">Nothing fancy.</text:span></text:p>
      <text:p text:style-name="P36">4. full screen , progress show</text:p>
      <text:p text:style-name="P36"><text:soft-page-break/>5. progress bar shift up when hover</text:p>
      <text:p text:style-name="P34">To solve <text:span text:style-name="T15">this we have put the control below in the first</text:span></text:p>
      <text:p text:style-name="P34"><text:span text:style-name="T15">place itself, when hover then bring it up.</text:span></text:p>
      <text:p text:style-name="P34"><text:span text:style-name="T15">.</text:span><text:span text:style-name="T17">player__control{</text:span></text:p>
      <text:p text:style-name="P35"><text:span text:style-name="T15">transform : translateY(100%) translateY(-5px);</text:span></text:p>
      <text:p text:style-name="P35"><text:span text:style-name="T15">}</text:span></text:p>
      <text:p text:style-name="P35"><text:span text:style-name="T15">.player:hover .player__control{</text:span></text:p>
      <text:p text:style-name="P35"><text:span text:style-name="T15">transform : translateY(0);</text:span></text:p>
      <text:p text:style-name="P35"><text:span text:style-name="T15">}</text:span></text:p>
      <text:p text:style-name="P36"/>
      <text:p text:style-name="P36"/>
      <text:p text:style-name="P36">6. progress to remain, when no hover.</text:p>
      <text:p text:style-name="P10"/>
      <text:p text:style-name="P10"/>
      <text:p text:style-name="P24">Basic doubt : </text:p>
      <text:p text:style-name="P32">Position : relative vs absolute </text:p>
      <text:p text:style-name="P25">Position : absolute </text:p>
      <text:p text:style-name="P25">1. It breaks out of the normal flow of html structures.</text:p>
      <text:p text:style-name="P25">2. It becomes absolute to the nearest parent which has <text:span text:style-name="T1">position : relative</text:span></text:p>
      <text:p text:style-name="P25"><text:span text:style-name="T15"/></text:p>
      <text:p text:style-name="Standard">If none has the <text:span text:style-name="T1">position : relative </text:span>then, it eventually have position w.r.t. <text:span text:style-name="T1">body</text:span></text:p>
      <text:p text:style-name="P25"/>
      <text:p text:style-name="P26">That was the issue all resolved.</text:p>
      <text:p text:style-name="P26"/>
      <text:p text:style-name="P30">During revision: </text:p>
      <text:p text:style-name="P37">Build progress bar, </text:p>
      <text:p text:style-name="P10"/>
      <text:p text:style-name="P10"/>
      <text:p text:style-name="P9">Explore : <text:span text:style-name="T18">[ </text:span><text:a xlink:type="simple" xlink:href="https://stackoverflow.com/questions/37664454/html-audio-negative-playbackrate-values-not-working" text:style-name="Internet_20_link" text:visited-style-name="Visited_20_Internet_20_Link"><text:span text:style-name="T15">https://stackoverflow.com/questions/37664454/html-audio-negative-playbackrate-values-not-working</text:span></text:a><text:span text:style-name="T15"> </text:span><text:span text:style-name="T16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01:25:34.211460274</meta:creation-date>
    <dc:date>2021-01-30T19:12:50.000409485</dc:date>
    <meta:editing-duration>P1DT9H30M34S</meta:editing-duration>
    <meta:editing-cycles>35</meta:editing-cycles>
    <meta:generator>LibreOffice/7.0.4.2$Linux_X86_64 LibreOffice_project/573028415b474775687f7355a6d413c41d013a01</meta:generator>
    <meta:document-statistic meta:table-count="2" meta:image-count="0" meta:object-count="0" meta:page-count="3" meta:paragraph-count="74" meta:word-count="513" meta:character-count="3314" meta:non-whitespace-character-count="2856"/>
  </office:meta>
</office:document-meta>
</file>